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orum.imasters.com.br/topic/531793-select-em-3-tabelas/?tab=comments#comment-2128039" text:style-name="Internet_20_link" text:visited-style-name="Visited_20_Internet_20_Link">https://forum.imasters.com.br/topic/531793-select-em-3-tabelas/?tab=comments#comment-2128039</text:a>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49:23.789000000</meta:creation-date>
    <dc:date>2020-05-18T15:53:28.732000000</dc:date>
    <meta:editing-duration>PT4M10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2"/>
    <meta:generator>LibreOffice/6.0.2.1$Windows_X86_64 LibreOffice_project/f7f06a8f319e4b62f9bc5095aa112a65d2f3ac89</meta:generator>
  </office:meta>
</office:document-meta>
</file>